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8CDF23CDDC13E7FB.png" manifest:media-type="image/png"/>
  <manifest:file-entry manifest:full-path="Pictures/1000000000000627000003D220E3A2D7105891D0.png" manifest:media-type="image/png"/>
  <manifest:file-entry manifest:full-path="Pictures/100000000000073D0000039AC2D1E9DC9C5D2A14.png" manifest:media-type="image/png"/>
  <manifest:file-entry manifest:full-path="Pictures/1000000000000627000003D26FB1A4D0EAE33827.png" manifest:media-type="image/png"/>
  <manifest:file-entry manifest:full-path="Pictures/100000000000073D0000039ABCA7A410DB8F02CA.png" manifest:media-type="image/png"/>
  <manifest:file-entry manifest:full-path="Pictures/1000000000000627000003D2E10BB5E5610412F1.png" manifest:media-type="image/png"/>
  <manifest:file-entry manifest:full-path="Pictures/100000000000073F000003D2F5DCCF49483F1EAC.png" manifest:media-type="image/png"/>
  <manifest:file-entry manifest:full-path="Pictures/100000000000073D0000039AF71346233DDD73CD.png" manifest:media-type="image/png"/>
  <manifest:file-entry manifest:full-path="Pictures/100000000000073D0000039ADE2F6F9EA2F5C07F.png" manifest:media-type="image/png"/>
  <manifest:file-entry manifest:full-path="Pictures/100000000000073D0000039A9883481E0A3DF7E2.png" manifest:media-type="image/png"/>
  <manifest:file-entry manifest:full-path="Pictures/100000000000073D0000039A3B9CF3C6211EDF5C.png" manifest:media-type="image/png"/>
  <manifest:file-entry manifest:full-path="Pictures/100000000000073D0000039A45DEADB3295C625F.png" manifest:media-type="image/png"/>
  <manifest:file-entry manifest:full-path="Pictures/100000000000073D0000039A190941F9A95A09D3.png" manifest:media-type="image/png"/>
  <manifest:file-entry manifest:full-path="Pictures/100000000000073D0000039A29C137B841530E7B.png" manifest:media-type="image/png"/>
  <manifest:file-entry manifest:full-path="Pictures/100000000000073D0000039A14FDD17325816DBE.png" manifest:media-type="image/png"/>
  <manifest:file-entry manifest:full-path="Pictures/1000000000000627000003D2914FCFE267E614DF.png" manifest:media-type="image/png"/>
  <manifest:file-entry manifest:full-path="Pictures/1000000000000627000003D213CF495D1050C0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61cm, 15.981cm, 1.517cm, 16.78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371cm, 0cm, 7.974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125cm, 0.926cm, 10.95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174cm, 0cm, 8.39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6cm, 0cm, 8.697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3.17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96cm, 16.89cm, 3.43cm, 16.38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42cm, 16.638cm, 2.922cm, 17.01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15cm, 16.382cm, 3.811cm, 16.509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47cm, 16.616cm, 4.614cm, 16.78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61cm, 16.13cm, 4.319cm, 16.76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36cm, 16.636cm, 2.801cm, 16.00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96cm, 16.128cm, 2.287cm, 16.636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3cm, 16.001cm, 3.563cm, 16.763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36cm, 15.493cm, 5.341cm, 16.001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74cm, 16.255cm, 3.69cm, 16.001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579cm, 0cm, 9.394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3.318cm"/>
    </style:style>
    <style:style style:name="gr19" style:family="graphic" style:parent-style-name="standard">
      <style:graphic-properties draw:stroke="none" svg:stroke-color="#000000" draw:fill="none" draw:fill-color="#ffffff" fo:min-height="4.191cm"/>
    </style:style>
    <style:style style:name="gr20" style:family="graphic" style:parent-style-name="standard">
      <style:graphic-properties draw:stroke="none" svg:stroke-color="#000000" draw:fill="none" draw:fill-color="#ffffff" fo:min-height="3.43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1.149cm, 0cm, 10.158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style:paragraph-properties fo:text-align="center"/>
      <style:text-properties fo:font-size="60pt"/>
    </style:style>
    <style:style style:name="P4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font-size-asian="28pt" style:font-size-complex="28pt"/>
    </style:style>
    <style:style style:name="T3" style:family="text">
      <style:text-properties style:text-position="-33% 58%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9.811cm" svg:x="-0.015cm" svg:y="4.774cm">
          <draw:image xlink:href="Pictures/100000000000073D0000039AC2D1E9DC9C5D2A14.png" xlink:type="simple" xlink:show="embed" xlink:actuate="onLoad">
            <text:p/>
          </draw:image>
        </draw:frame>
        <draw:frame draw:style-name="gr2" draw:text-style-name="P1" draw:layer="layout" svg:width="16.128cm" svg:height="16.481cm" svg:x="33.489cm" svg:y="37.002cm">
          <draw:image xlink:href="Pictures/1000000000000627000003D2E10BB5E5610412F1.png" xlink:type="simple" xlink:show="embed" xlink:actuate="onLoad">
            <text:p/>
          </draw:image>
        </draw:frame>
        <draw:frame draw:style-name="gr3" draw:text-style-name="P1" draw:layer="layout" svg:width="14.345cm" svg:height="15.846cm" svg:x="50.282cm" svg:y="36.849cm">
          <draw:image xlink:href="Pictures/1000000000000627000003D2914FCFE267E614DF.png" xlink:type="simple" xlink:show="embed" xlink:actuate="onLoad">
            <text:p/>
          </draw:image>
        </draw:frame>
        <draw:frame draw:style-name="gr4" draw:text-style-name="P1" draw:layer="layout" svg:width="16.521cm" svg:height="16.383cm" svg:x="64.224cm" svg:y="36.566cm">
          <draw:image xlink:href="Pictures/1000000000000627000003D26FB1A4D0EAE33827.png" xlink:type="simple" xlink:show="embed" xlink:actuate="onLoad">
            <text:p/>
          </draw:image>
        </draw:frame>
        <draw:frame draw:style-name="gr5" draw:text-style-name="P1" draw:layer="layout" svg:width="15.193cm" svg:height="15.719cm" svg:x="80.168cm" svg:y="36.439cm">
          <draw:image xlink:href="Pictures/1000000000000627000003D220E3A2D7105891D0.png" xlink:type="simple" xlink:show="embed" xlink:actuate="onLoad">
            <text:p/>
          </draw:image>
        </draw:frame>
        <draw:frame draw:style-name="gr6" draw:text-style-name="P2" draw:layer="layout" svg:width="9.017cm" svg:height="3.429cm" svg:x="3.794cm" svg:y="23.696cm">
          <draw:text-box>
            <text:p text:style-name="P1"><text:span text:style-name="T1">SOURCE</text:span></text:p>
          </draw:text-box>
        </draw:frame>
        <draw:frame draw:style-name="gr6" draw:text-style-name="P2" draw:layer="layout" svg:width="9.017cm" svg:height="3.429cm" svg:x="2.99cm" svg:y="46.466cm">
          <draw:text-box>
            <text:p text:style-name="P1"><text:span text:style-name="T1">TARGET</text:span></text:p>
          </draw:text-box>
        </draw:frame>
        <draw:frame draw:style-name="gr7" draw:text-style-name="P1" draw:layer="layout" svg:width="15.747cm" svg:height="16.763cm" svg:x="33.7cm" svg:y="0.228cm">
          <draw:image xlink:href="Pictures/100000000000073D0000039A8CDF23CDDC13E7FB.png" xlink:type="simple" xlink:show="embed" xlink:actuate="onLoad">
            <text:p/>
          </draw:image>
        </draw:frame>
        <draw:frame draw:style-name="gr8" draw:text-style-name="P1" draw:layer="layout" svg:width="15.366cm" svg:height="17.525cm" svg:x="19.005cm" svg:y="-0.126cm">
          <draw:image xlink:href="Pictures/100000000000073D0000039AF71346233DDD73CD.png" xlink:type="simple" xlink:show="embed" xlink:actuate="onLoad">
            <text:p/>
          </draw:image>
        </draw:frame>
        <draw:frame draw:style-name="gr9" draw:text-style-name="P1" draw:layer="layout" svg:width="16.128cm" svg:height="16.763cm" svg:x="49.007cm" svg:y="-0.018cm">
          <draw:image xlink:href="Pictures/100000000000073D0000039ABCA7A410DB8F02CA.png" xlink:type="simple" xlink:show="embed" xlink:actuate="onLoad">
            <text:p/>
          </draw:image>
        </draw:frame>
        <draw:frame draw:style-name="gr10" draw:text-style-name="P1" draw:layer="layout" svg:width="15.62cm" svg:height="16.128cm" svg:x="64.352cm" svg:y="-0.196cm">
          <draw:image xlink:href="Pictures/100000000000073D0000039ADE2F6F9EA2F5C07F.png" xlink:type="simple" xlink:show="embed" xlink:actuate="onLoad">
            <text:p/>
          </draw:image>
        </draw:frame>
        <draw:frame draw:style-name="gr11" draw:text-style-name="P1" draw:layer="layout" svg:width="16.128cm" svg:height="16.509cm" svg:x="79.712cm" svg:y="-0.069cm">
          <draw:image xlink:href="Pictures/100000000000073D0000039A9883481E0A3DF7E2.png" xlink:type="simple" xlink:show="embed" xlink:actuate="onLoad">
            <text:p/>
          </draw:image>
        </draw:frame>
        <draw:frame draw:style-name="gr12" draw:text-style-name="P1" draw:layer="layout" svg:width="16.382cm" svg:height="17.652cm" svg:x="18.273cm" svg:y="16.483cm">
          <draw:image xlink:href="Pictures/100000000000073D0000039A3B9CF3C6211EDF5C.png" xlink:type="simple" xlink:show="embed" xlink:actuate="onLoad">
            <text:p/>
          </draw:image>
        </draw:frame>
        <draw:frame draw:style-name="gr13" draw:text-style-name="P1" draw:layer="layout" svg:width="16.255cm" svg:height="17.906cm" svg:x="33.885cm" svg:y="16.786cm">
          <draw:image xlink:href="Pictures/100000000000073D0000039A45DEADB3295C625F.png" xlink:type="simple" xlink:show="embed" xlink:actuate="onLoad">
            <text:p/>
          </draw:image>
        </draw:frame>
        <draw:frame draw:style-name="gr14" draw:text-style-name="P1" draw:layer="layout" svg:width="16.255cm" svg:height="16.763cm" svg:x="49.087cm" svg:y="16.531cm">
          <draw:image xlink:href="Pictures/100000000000073D0000039A190941F9A95A09D3.png" xlink:type="simple" xlink:show="embed" xlink:actuate="onLoad">
            <text:p/>
          </draw:image>
        </draw:frame>
        <draw:frame draw:style-name="gr15" draw:text-style-name="P1" draw:layer="layout" svg:width="17.525cm" svg:height="15.112cm" svg:x="63.437cm" svg:y="16.396cm">
          <draw:image xlink:href="Pictures/100000000000073D0000039A29C137B841530E7B.png" xlink:type="simple" xlink:show="embed" xlink:actuate="onLoad">
            <text:p/>
          </draw:image>
        </draw:frame>
        <draw:frame draw:style-name="gr16" draw:text-style-name="P1" draw:layer="layout" svg:width="16.763cm" svg:height="17.525cm" svg:x="78.804cm" svg:y="15.642cm">
          <draw:image xlink:href="Pictures/100000000000073D0000039A14FDD17325816DBE.png" xlink:type="simple" xlink:show="embed" xlink:actuate="onLoad">
            <text:p/>
          </draw:image>
        </draw:frame>
        <draw:frame draw:style-name="gr17" draw:text-style-name="P1" draw:layer="layout" svg:width="14.731cm" svg:height="16.088cm" svg:x="19.378cm" svg:y="36.992cm">
          <draw:image xlink:href="Pictures/1000000000000627000003D213CF495D1050C067.png" xlink:type="simple" xlink:show="embed" xlink:actuate="onLoad">
            <text:p/>
          </draw:image>
        </draw:frame>
        <draw:g>
          <draw:frame draw:style-name="gr18" draw:text-style-name="P4" draw:layer="layout" svg:width="9.017cm" svg:height="3.568cm" svg:x="37.768cm" svg:y="52.245cm">
            <draw:text-box>
              <text:p text:style-name="P3"><text:span text:style-name="T2">t</text:span><text:span text:style-name="T3">50</text:span></text:p>
            </draw:text-box>
          </draw:frame>
          <draw:frame draw:style-name="gr6" draw:text-style-name="P4" draw:layer="layout" svg:width="9.017cm" svg:height="3.429cm" svg:x="53.197cm" svg:y="52.284cm">
            <draw:text-box>
              <text:p text:style-name="P3"><text:span text:style-name="T2">t</text:span><text:span text:style-name="T3">100</text:span></text:p>
            </draw:text-box>
          </draw:frame>
          <draw:frame draw:style-name="gr19" draw:text-style-name="P4" draw:layer="layout" svg:width="9.017cm" svg:height="5.494cm" svg:x="68.31cm" svg:y="51.957cm">
            <draw:text-box>
              <text:p text:style-name="P3"><text:span text:style-name="T2">t</text:span><text:span text:style-name="T3">150</text:span></text:p>
              <text:p text:style-name="P3"><text:span text:style-name="T2"/></text:p>
            </draw:text-box>
          </draw:frame>
          <draw:frame draw:style-name="gr20" draw:text-style-name="P4" draw:layer="layout" svg:width="9.017cm" svg:height="3.688cm" svg:x="83.804cm" svg:y="51.552cm">
            <draw:text-box>
              <text:p text:style-name="P3"><text:span text:style-name="T2">t</text:span><text:span text:style-name="T3">200</text:span></text:p>
            </draw:text-box>
          </draw:frame>
          <draw:frame draw:style-name="gr6" draw:text-style-name="P5" draw:layer="layout" svg:width="9.017cm" svg:height="3.429cm" svg:x="22.845cm" svg:y="52.804cm">
            <draw:text-box draw:corner-radius="56.543cm">
              <text:p text:style-name="P3"><text:span text:style-name="T2">t</text:span><text:span text:style-name="T3">1</text:span></text:p>
            </draw:text-box>
          </draw:frame>
        </draw:g>
        <draw:frame draw:style-name="gr6" draw:text-style-name="P6" draw:layer="layout" svg:width="9.017cm" svg:height="3.429cm" svg:x="13.573cm" svg:y="9.879cm">
          <draw:text-box>
            <text:p text:style-name="P1"><text:span text:style-name="T1">(a)</text:span></text:p>
          </draw:text-box>
        </draw:frame>
        <draw:frame draw:style-name="gr6" draw:text-style-name="P6" draw:layer="layout" svg:width="9.017cm" svg:height="3.429cm" svg:x="13.192cm" svg:y="25.627cm">
          <draw:text-box>
            <text:p text:style-name="P1"><text:span text:style-name="T1">(b)</text:span></text:p>
          </draw:text-box>
        </draw:frame>
        <draw:frame draw:style-name="gr6" draw:text-style-name="P6" draw:layer="layout" svg:width="9.017cm" svg:height="3.429cm" svg:x="13.065cm" svg:y="43.28cm">
          <draw:text-box>
            <text:p text:style-name="P1"><text:span text:style-name="T1">(c)</text:span></text:p>
          </draw:text-box>
        </draw:frame>
        <draw:frame draw:style-name="gr21" draw:text-style-name="P1" draw:layer="layout" svg:width="16.763cm" svg:height="15.621cm" svg:x="-0.778cm" svg:y="29.665cm">
          <draw:image xlink:href="Pictures/100000000000073F000003D2F5DCCF49483F1EAC.png" xlink:type="simple" xlink:show="embed" xlink:actuate="onLoad">
            <text:p/>
          </draw:image>
        </draw:frame>
        <draw:frame draw:style-name="gr18" draw:text-style-name="P4" draw:layer="layout" svg:width="9.017cm" svg:height="3.568cm" svg:x="37.641cm" svg:y="33.005cm">
          <draw:text-box>
            <text:p text:style-name="P3"><text:span text:style-name="T2">t</text:span><text:span text:style-name="T3">20</text:span></text:p>
          </draw:text-box>
        </draw:frame>
        <draw:frame draw:style-name="gr6" draw:text-style-name="P4" draw:layer="layout" svg:width="9.017cm" svg:height="3.429cm" svg:x="53.07cm" svg:y="32.844cm">
          <draw:text-box>
            <text:p text:style-name="P3"><text:span text:style-name="T2">t</text:span><text:span text:style-name="T3">40</text:span></text:p>
          </draw:text-box>
        </draw:frame>
        <draw:frame draw:style-name="gr19" draw:text-style-name="P4" draw:layer="layout" svg:width="9.017cm" svg:height="5.494cm" svg:x="68.183cm" svg:y="32.717cm">
          <draw:text-box>
            <text:p text:style-name="P3"><text:span text:style-name="T2">t</text:span><text:span text:style-name="T3">60</text:span></text:p>
            <text:p text:style-name="P3"><text:span text:style-name="T2"/></text:p>
          </draw:text-box>
        </draw:frame>
        <draw:frame draw:style-name="gr20" draw:text-style-name="P4" draw:layer="layout" svg:width="9.017cm" svg:height="3.688cm" svg:x="83.677cm" svg:y="32.312cm">
          <draw:text-box>
            <text:p text:style-name="P3"><text:span text:style-name="T2">t</text:span><text:span text:style-name="T3">100</text:span></text:p>
          </draw:text-box>
        </draw:frame>
        <draw:frame draw:style-name="gr6" draw:text-style-name="P5" draw:layer="layout" svg:width="9.017cm" svg:height="3.429cm" svg:x="22.718cm" svg:y="33.564cm">
          <draw:text-box draw:corner-radius="56.543cm">
            <text:p text:style-name="P3"><text:span text:style-name="T2">t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7.79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3:18:20.088380970</dc:date>
    <meta:editing-duration>PT1H2M15S</meta:editing-duration>
    <meta:editing-cycles>26</meta:editing-cycles>
    <meta:generator>LibreOffice/6.0.7.3$Linux_X86_64 LibreOffice_project/00m0$Build-3</meta:generator>
    <meta:document-statistic meta:object-count="33"/>
  </office:meta>
</office:document-meta>
</file>